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25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0.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2pt" officeooo:paragraph-rsid="00012a7e" style:font-size-asian="12pt" style:font-size-complex="12pt"/>
    </style:style>
    <style:style style:name="P2" style:family="paragraph" style:parent-style-name="Standard">
      <style:text-properties style:font-name="Liberation Sans" fo:font-size="12pt" officeooo:rsid="00012a7e" officeooo:paragraph-rsid="00012a7e" style:font-size-asian="12pt" style:font-size-complex="12pt"/>
    </style:style>
    <style:style style:name="P3" style:family="paragraph" style:parent-style-name="Standard">
      <style:text-properties style:font-name="Liberation Sans" fo:font-size="12pt" officeooo:rsid="000203d9" officeooo:paragraph-rsid="000203d9" style:font-size-asian="12pt" style:font-size-complex="12pt"/>
    </style:style>
    <style:style style:name="P4" style:family="paragraph" style:parent-style-name="Standard">
      <style:text-properties style:font-name="Liberation Sans" fo:font-size="12pt" officeooo:rsid="00177b29" officeooo:paragraph-rsid="00177b29" style:font-size-asian="12pt" style:font-size-complex="12pt"/>
    </style:style>
    <style:style style:name="P5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25c7d" officeooo:paragraph-rsid="00025c7d" style:font-size-asian="12pt" style:font-style-asian="normal" style:font-weight-asian="normal" style:font-size-complex="12pt" style:text-emphasize="none"/>
    </style:style>
    <style:style style:name="P6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68723" officeooo:paragraph-rsid="00068723" style:font-size-asian="12pt" style:font-style-asian="normal" style:font-weight-asian="normal" style:font-size-complex="12pt" style:text-emphasize="none"/>
    </style:style>
    <style:style style:name="P7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6d05a" officeooo:paragraph-rsid="0006d05a" style:font-size-asian="12pt" style:font-style-asian="normal" style:font-weight-asian="normal" style:font-size-complex="12pt" style:text-emphasize="none"/>
    </style:style>
    <style:style style:name="P8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80075" officeooo:paragraph-rsid="00080075" style:font-size-asian="12pt" style:font-style-asian="normal" style:font-weight-asian="normal" style:font-size-complex="12pt" style:text-emphasize="none"/>
    </style:style>
    <style:style style:name="P9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9be21" officeooo:paragraph-rsid="0009be21" style:font-size-asian="12pt" style:font-style-asian="normal" style:font-weight-asian="normal" style:font-size-complex="12pt" style:text-emphasize="none"/>
    </style:style>
    <style:style style:name="P10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bed4c" officeooo:paragraph-rsid="000d1c5c" style:font-size-asian="12pt" style:font-style-asian="normal" style:font-weight-asian="normal" style:font-size-complex="12pt" style:text-emphasize="none"/>
    </style:style>
    <style:style style:name="P11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02d04" officeooo:paragraph-rsid="00102d04" style:font-size-asian="12pt" style:font-style-asian="normal" style:font-weight-asian="normal" style:font-size-complex="12pt" style:text-emphasize="none"/>
    </style:style>
    <style:style style:name="P12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02d04" officeooo:paragraph-rsid="001b5e53" style:font-size-asian="12pt" style:font-style-asian="normal" style:font-weight-asian="normal" style:font-size-complex="12pt" style:text-emphasize="none"/>
    </style:style>
    <style:style style:name="P13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1e302" officeooo:paragraph-rsid="0011e302" style:font-size-asian="12pt" style:font-style-asian="normal" style:font-weight-asian="normal" style:font-size-complex="12pt" style:text-emphasize="none"/>
    </style:style>
    <style:style style:name="P14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3ade6" officeooo:paragraph-rsid="0013ade6" style:font-size-asian="12pt" style:font-style-asian="normal" style:font-weight-asian="normal" style:font-size-complex="12pt" style:text-emphasize="none"/>
    </style:style>
    <style:style style:name="P15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3ade6" officeooo:paragraph-rsid="001556de" style:font-size-asian="12pt" style:font-style-asian="normal" style:font-weight-asian="normal" style:font-size-complex="12pt" style:text-emphasize="none"/>
    </style:style>
    <style:style style:name="P16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556de" officeooo:paragraph-rsid="001556de" style:font-size-asian="12pt" style:font-style-asian="normal" style:font-weight-asian="normal" style:font-size-complex="12pt" style:text-emphasize="none"/>
    </style:style>
    <style:style style:name="P17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556de" officeooo:paragraph-rsid="00203a2e" style:font-size-asian="12pt" style:font-style-asian="normal" style:font-weight-asian="normal" style:font-size-complex="12pt" style:text-emphasize="none"/>
    </style:style>
    <style:style style:name="P18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6cd2e" officeooo:paragraph-rsid="0016cd2e" style:font-size-asian="12pt" style:font-style-asian="normal" style:font-weight-asian="normal" style:font-size-complex="12pt" style:text-emphasize="none"/>
    </style:style>
    <style:style style:name="P19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6cd2e" officeooo:paragraph-rsid="00250852" style:font-size-asian="12pt" style:font-style-asian="normal" style:font-weight-asian="normal" style:font-size-complex="12pt" style:text-emphasize="none"/>
    </style:style>
    <style:style style:name="P20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77b29" officeooo:paragraph-rsid="00177b29" style:font-size-asian="12pt" style:font-style-asian="normal" style:font-weight-asian="normal" style:font-size-complex="12pt" style:text-emphasize="none"/>
    </style:style>
    <style:style style:name="P21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96a2a" officeooo:paragraph-rsid="00196a2a" style:font-size-asian="12pt" style:font-style-asian="normal" style:font-weight-asian="normal" style:font-size-complex="12pt" style:text-emphasize="none"/>
    </style:style>
    <style:style style:name="P22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ab74d" officeooo:paragraph-rsid="001ab74d" style:font-size-asian="12pt" style:font-style-asian="normal" style:font-weight-asian="normal" style:font-size-complex="12pt" style:text-emphasize="none"/>
    </style:style>
    <style:style style:name="P23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b5e53" officeooo:paragraph-rsid="001b5e53" style:font-size-asian="12pt" style:font-style-asian="normal" style:font-weight-asian="normal" style:font-size-complex="12pt" style:text-emphasize="none"/>
    </style:style>
    <style:style style:name="P24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bf066" officeooo:paragraph-rsid="001d1333" style:font-size-asian="12pt" style:font-style-asian="normal" style:font-weight-asian="normal" style:font-size-complex="12pt" style:text-emphasize="none"/>
    </style:style>
    <style:style style:name="P25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03a2e" officeooo:paragraph-rsid="00203a2e" style:font-size-asian="12pt" style:font-style-asian="normal" style:font-weight-asian="normal" style:font-size-complex="12pt" style:text-emphasize="none"/>
    </style:style>
    <style:style style:name="P26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246e1" officeooo:paragraph-rsid="002246e1" style:font-size-asian="12pt" style:font-style-asian="normal" style:font-weight-asian="normal" style:font-size-complex="12pt" style:text-emphasize="none"/>
    </style:style>
    <style:style style:name="P27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331ef" officeooo:paragraph-rsid="002331ef" style:font-size-asian="12pt" style:font-style-asian="normal" style:font-weight-asian="normal" style:font-size-complex="12pt" style:text-emphasize="none"/>
    </style:style>
    <style:style style:name="P28" style:family="paragraph" style:parent-style-name="Table_20_Contents">
      <style:text-properties style:font-name="Liberation Sans" fo:font-size="12pt" officeooo:rsid="000203d9" officeooo:paragraph-rsid="000203d9" style:font-size-asian="12pt" style:font-size-complex="12pt"/>
    </style:style>
    <style:style style:name="P29" style:family="paragraph" style:parent-style-name="Table_20_Contents">
      <style:text-properties style:font-name="Liberation Sans" fo:font-size="12pt" officeooo:rsid="00043af6" officeooo:paragraph-rsid="00043af6" style:font-size-asian="12pt" style:font-size-complex="12pt"/>
    </style:style>
    <style:style style:name="P30" style:family="paragraph" style:parent-style-name="Table_20_Contents">
      <style:text-properties style:font-name="Liberation Sans" fo:font-size="12pt" officeooo:rsid="0006d05a" officeooo:paragraph-rsid="0006d05a" style:font-size-asian="12pt" style:font-size-complex="12pt"/>
    </style:style>
    <style:style style:name="P31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02d04" officeooo:paragraph-rsid="00102d04" style:font-size-asian="12pt" style:font-style-asian="normal" style:font-weight-asian="normal" style:font-size-complex="12pt" style:text-emphasize="none"/>
    </style:style>
    <style:style style:name="P32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2f005" officeooo:paragraph-rsid="0022f005" style:font-size-asian="12pt" style:font-style-asian="normal" style:font-weight-asian="normal" style:font-size-complex="12pt" style:text-emphasize="none"/>
    </style:style>
    <style:style style:name="P33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8a390" officeooo:paragraph-rsid="0028a390" style:font-size-asian="12pt" style:font-style-asian="normal" style:font-weight-asian="normal" style:font-size-complex="12pt" style:text-emphasize="none"/>
    </style:style>
    <style:style style:name="P34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6cd2e" officeooo:paragraph-rsid="00250852" style:font-size-asian="12pt" style:font-style-asian="normal" style:font-weight-asian="normal" style:font-size-complex="12pt" style:text-emphasize="none"/>
    </style:style>
    <style:style style:name="P35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50852" officeooo:paragraph-rsid="00250852" fo:background-color="#ffff00" style:font-size-asian="12pt" style:font-style-asian="normal" style:font-weight-asian="normal" style:font-size-complex="12pt" style:text-emphasize="none"/>
    </style:style>
    <style:style style:name="P36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8a390" officeooo:paragraph-rsid="0028a390" fo:background-color="#ffff00" style:font-size-asian="12pt" style:font-style-asian="normal" style:font-weight-asian="normal" style:font-size-complex="12pt" style:text-emphasize="none"/>
    </style:style>
    <style:style style:name="P37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8a390" officeooo:paragraph-rsid="0028a390" fo:background-color="#ffffff" style:font-size-asian="12pt" style:font-style-asian="normal" style:font-weight-asian="normal" style:font-size-complex="12pt" style:text-emphasize="none"/>
    </style:style>
    <style:style style:name="P38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331ef" officeooo:paragraph-rsid="00250852" fo:background-color="#ffffff" style:font-size-asian="12pt" style:font-style-asian="normal" style:font-weight-asian="normal" style:font-size-complex="12pt" style:text-emphasize="none"/>
    </style:style>
    <style:style style:name="P39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246e1" officeooo:paragraph-rsid="002a5c8c" fo:background-color="#ffffff" style:font-size-asian="12pt" style:font-style-asian="normal" style:font-weight-asian="normal" style:font-size-complex="12pt" style:text-emphasize="none"/>
    </style:style>
    <style:style style:name="P40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a5c8c" officeooo:paragraph-rsid="002ab51e" fo:background-color="#ffffff" style:font-size-asian="12pt" style:font-style-asian="normal" style:font-weight-asian="normal" style:font-size-complex="12pt" style:text-emphasize="none"/>
    </style:style>
    <style:style style:name="T1" style:family="text">
      <style:text-properties officeooo:rsid="00012a7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normal" officeooo:rsid="00012a7e" style:font-style-asian="normal" style:font-weight-asian="normal" style:text-emphasize="none"/>
    </style:style>
    <style:style style:name="T4" style:family="text">
      <style:text-properties officeooo:rsid="0004a363"/>
    </style:style>
    <style:style style:name="T5" style:family="text">
      <style:text-properties officeooo:rsid="00068723"/>
    </style:style>
    <style:style style:name="T6" style:family="text">
      <style:text-properties officeooo:rsid="00088778"/>
    </style:style>
    <style:style style:name="T7" style:family="text">
      <style:text-properties style:text-position="super 58%"/>
    </style:style>
    <style:style style:name="T8" style:family="text">
      <style:text-properties style:text-position="super 58%" officeooo:rsid="00088778"/>
    </style:style>
    <style:style style:name="T9" style:family="text">
      <style:text-properties style:text-position="super 58%" officeooo:rsid="00236f76"/>
    </style:style>
    <style:style style:name="T10" style:family="text">
      <style:text-properties officeooo:rsid="000a0787"/>
    </style:style>
    <style:style style:name="T11" style:family="text">
      <style:text-properties officeooo:rsid="000d1c5c"/>
    </style:style>
    <style:style style:name="T12" style:family="text">
      <style:text-properties officeooo:rsid="001003c0"/>
    </style:style>
    <style:style style:name="T13" style:family="text">
      <style:text-properties officeooo:rsid="001556de"/>
    </style:style>
    <style:style style:name="T14" style:family="text">
      <style:text-properties officeooo:rsid="0016cd2e"/>
    </style:style>
    <style:style style:name="T15" style:family="text">
      <style:text-properties officeooo:rsid="001868c6"/>
    </style:style>
    <style:style style:name="T16" style:family="text">
      <style:text-properties officeooo:rsid="0019f11f"/>
    </style:style>
    <style:style style:name="T17" style:family="text">
      <style:text-properties officeooo:rsid="001ade05"/>
    </style:style>
    <style:style style:name="T18" style:family="text">
      <style:text-properties officeooo:rsid="001bf066"/>
    </style:style>
    <style:style style:name="T19" style:family="text">
      <style:text-properties officeooo:rsid="001d1333"/>
    </style:style>
    <style:style style:name="T20" style:family="text">
      <style:text-properties officeooo:rsid="00203a2e"/>
    </style:style>
    <style:style style:name="T21" style:family="text">
      <style:text-properties officeooo:rsid="002210a6"/>
    </style:style>
    <style:style style:name="T22" style:family="text">
      <style:text-properties officeooo:rsid="00228632"/>
    </style:style>
    <style:style style:name="T23" style:family="text">
      <style:text-properties officeooo:rsid="00236f76"/>
    </style:style>
    <style:style style:name="T24" style:family="text">
      <style:text-properties officeooo:rsid="00250852"/>
    </style:style>
    <style:style style:name="T25" style:family="text">
      <style:text-properties officeooo:rsid="0026a6e3"/>
    </style:style>
    <style:style style:name="T26" style:family="text">
      <style:text-properties style:text-position="0% 100%"/>
    </style:style>
    <style:style style:name="T27" style:family="text">
      <style:text-properties officeooo:rsid="002ab5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0">Ryan Sherman </text:span>Entry notes:</text:p>
      <text:p text:style-name="P1"/>
      <text:p text:style-name="P4">Week of 6/26/17</text:p>
      <text:p text:style-name="P1"/>
      <text:p text:style-name="P1"><text:span text:style-name="T1">The extracted attribute and unit may disagree. <text:s/>E.g. WTDRD1, labeled “dietary day one sample weight” has attribute “chear:Weight” and unit “</text:span><text:span text:style-name="T2">obo:UO_0000033” </text:span><text:span text:style-name="T3">which corresponds to “day”. <text:s/>Matching attribute and unit type seems like a reasonable extension to the extractor, although the actual units involved do not seem to be listed in the source in all cases.</text:span></text:p>
      <text:p text:style-name="P1"/>
      <text:p text:style-name="P3"><text:span text:style-name="T3">T</text:span><text:span text:style-name="T2">he nonstandard abbreviation “gm” for gram appears frequently and does not seem to be recognized by the extractor. <text:s/>“mg” is recognized for milligram, however “mcg” is not recognized for microgram. <text:s/>I will try to list all missing unit abbreviations here as I find them.</text:span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gram</text:p>
          </table:table-cell>
          <table:table-cell table:style-name="Table1.B1" office:value-type="string">
            <text:p text:style-name="P28">gm</text:p>
          </table:table-cell>
        </table:table-row>
        <table:table-row>
          <table:table-cell table:style-name="Table1.A2" office:value-type="string">
            <text:p text:style-name="P28">microgram</text:p>
          </table:table-cell>
          <table:table-cell table:style-name="Table1.B2" office:value-type="string">
            <text:p text:style-name="P28">mcg</text:p>
          </table:table-cell>
        </table:table-row>
        <table:table-row>
          <table:table-cell table:style-name="Table1.A2" office:value-type="string">
            <text:p text:style-name="P29">Kilocalorie/Calorie</text:p>
          </table:table-cell>
          <table:table-cell table:style-name="Table1.B2" office:value-type="string">
            <text:p text:style-name="P29">kcal, Cal</text:p>
          </table:table-cell>
        </table:table-row>
        <table:table-row>
          <table:table-cell table:style-name="Table1.A2" office:value-type="string">
            <text:p text:style-name="P30">centimeter</text:p>
          </table:table-cell>
          <table:table-cell table:style-name="Table1.B2" office:value-type="string">
            <text:p text:style-name="P30">cm</text:p>
          </table:table-cell>
        </table:table-row>
      </table:table>
      <text:p text:style-name="P3"/>
      <text:p text:style-name="P5">The Calorie/kilocalorie appears to be <text:span text:style-name="T4">in</text:span> NCIT, <text:span text:style-name="T4">oddly not in UO</text:span></text:p>
      <text:p text:style-name="P5"/>
      <text:p text:style-name="P5">“<text:span text:style-name="T5">cm” matches to “cM” the latter of which is a centiMorgan, a unit of distance between genetic maps.</text:span></text:p>
      <text:p text:style-name="P5"/>
      <text:p text:style-name="P6">I believe a prolog subroutine would be of some utility in the autoextraction – I'll be sure to bring this up with Sabbir</text:p>
      <text:p text:style-name="P6"/>
      <text:p text:style-name="P7">“Diameter” can match “meter”</text:p>
      <text:p text:style-name="P7"/>
      <text:p text:style-name="P7">“Average” can match “age” <text:s/>I'm beginning to suspect the extractor is too tolerant of partial matches</text:p>
      <text:p text:style-name="P7"/>
      <text:p text:style-name="P8">detecting “comment” for attribute rdfs:comment seems useful</text:p>
      <text:p text:style-name="P8"/>
      <text:p text:style-name="P8">“<text:span text:style-name="T6">second” as in 2</text:span><text:span text:style-name="T8">nd</text:span><text:span text:style-name="T6"> is mistaken for “second” as in 1/60 of a minute. <text:s/>It's possible that the latter should typically apply only in the case of “seconds”, as the singular implies another unit is actually relevant e.g. “beats per second”</text:span></text:p>
      <text:p text:style-name="P6"/>
      <text:p text:style-name="P9"><text:a xlink:type="simple" xlink:href="http://www.thearda.com/Archive/Files/Codebooks/NHANSE06_CB.asp">http://www.thearda.com/Archive/Files/Codebooks/NHANSE06_CB.asp</text:a> this webpage appears to associate a number of columns with their units – possibly scrap<text:span text:style-name="T12">e-</text:span>able.</text:p>
      <text:p text:style-name="P9"/>
      <text:p text:style-name="P10">I wrote a script, <text:span text:style-name="T11">convert.sh,</text:span> to convert all the ods files to csv in a copied directory structure. <text:s/>Look in “annotated csv” <text:s/><text:span text:style-name="T11">if anyone else wants to use it remember to execute “chmod 755 convert.sh ” first.</text:span></text:p>
      <text:p text:style-name="P10">____________________________________________________</text:p>
      <text:p text:style-name="P10"/>
      <text:p text:style-name="P20">Week of 7/3/17</text:p>
      <text:p text:style-name="P20"/>
      <text:p text:style-name="P21"><text:soft-page-break/>looking into stemmers, the stemming package available through pip seems decent, <text:span text:style-name="T17">today</text:span> I'll try the low-aggression lovins algorithm, however the paicehusk alg apparently has some customization options which I'll look into later. <text:s/><text:span text:style-name="T17">At least for unit detection, a full stemmer appears too aggressive, I think I should just trim off pluralizations, trying inflect package.</text:span></text:p>
      <text:p text:style-name="P20"/>
      <text:p text:style-name="P13">TODO CHANGES TO EXTRACTOR:</text:p>
      <text:p text:style-name="P14"/>
      <text:p text:style-name="P14"/>
      <text:p text:style-name="P13"/>
      <text:p text:style-name="P11">a lot of the unit-finding automation can be improved by updating or <text:span text:style-name="T14">supplementing</text:span> the contents of <text:a xlink:type="simple" xlink:href="https://raw.githubusercontent.com/tetherless-world/chear-ontology/master/code_mappings.csv">https://raw.githubusercontent.com/tetherless-world/chear-ontology/master/code_mappings.csv</text:a> found in the extractor script, <text:span text:style-name="T14">add day/month/year, some units are pluralized while others are not (stemming should fix), add partially duplicated lines for alternative abbreviations and spellings, </text:span></text:p>
      <text:p text:style-name="P16"/>
      <text:p text:style-name="P20">track <text:span text:style-name="T15">webpage </text:span>context <text:span text:style-name="T15">beyond</text:span> the domain of individual entries (divs), <text:span text:style-name="T15">if implemented cleverly this may reveal e.g. attributeof relationships.</text:span></text:p>
      <text:p text:style-name="P18"/>
      <text:p text:style-name="P22">implement entry-&gt;datum mapper functions</text:p>
      <text:p text:style-name="P22"/>
      <text:p text:style-name="P23">stemming function may need to differ by <text:span text:style-name="T18">column</text:span></text:p>
      <text:p text:style-name="P26"/>
      <text:p text:style-name="P12"/>
      <text:p text:style-name="P31"/>
      <text:p text:style-name="P16"/>
      <text:p text:style-name="P16">EXTRACTOR (experimental) CHANGELOG:</text:p>
      <text:p text:style-name="P16"/>
      <text:p text:style-name="P15">refactor sdd and codebook directory names <text:span text:style-name="T13">to variables</text:span> so I can diff the results <text:span text:style-name="T13">of new versions.</text:span></text:p>
      <text:p text:style-name="P15"/>
      <text:p text:style-name="P16">unitlabel and unitcode word matching now preserves caps – fixes several common false positives though it may now miss some hits.</text:p>
      <text:p text:style-name="P16"/>
      <text:p text:style-name="P22">defined <text:span text:style-name="T20">and implemented </text:span>unitMapper function</text:p>
      <text:p text:style-name="P22"/>
      <text:p text:style-name="P23">tokens function added and implemented</text:p>
      <text:p text:style-name="P23"/>
      <text:p text:style-name="P23">stemAll function added, full stemming is too aggressive for units so it singularizes nouns</text:p>
      <text:p text:style-name="P22"/>
      <text:p text:style-name="P24">detect “in” <text:span text:style-name="T19">before known </text:span>units <text:span text:style-name="T20">I.e. </text:span>if <text:span text:style-name="T19">the pattern “in” + &lt;unit&gt; is found </text:span></text:p>
      <text:p text:style-name="P24"/>
      <text:p text:style-name="P17">upgrade matching method to word-by-word matching with stemming, probably use a hashmap dictionary for speedup (make/find stem map?)</text:p>
      <text:p text:style-name="P17"/>
      <text:p text:style-name="P25">unit mapping now finds the uri with the most support, from occurring in the entry, and context including whether it <text:span text:style-name="T21">i</text:span>s in parentheses and if it is preceded by “<text:span text:style-name="T21">in”. <text:s/>More advanced supporting evidence rules could be created.</text:span></text:p>
      <text:p text:style-name="P25"/>
      <text:p text:style-name="P27"><text:soft-page-break/>removed <text:span text:style-name="T23">the 0</text:span><text:span text:style-name="T9">th</text:span><text:span text:style-name="T23"> row from the unit label/code/uri lists at runtime, as they are just column headers</text:span></text:p>
      <text:p text:style-name="P27"/>
      <text:p text:style-name="P19"><text:span text:style-name="T24">can now </text:span>construct patterns and match e.g. “<text:span text:style-name="T16">square inches per second</text:span>” =&gt; “<text:span text:style-name="T16">in2/s</text:span>”</text:p>
      <text:p text:style-name="P19"/>
      <text:p text:style-name="P19"/>
      <text:p text:style-name="P19"/>
      <text:p text:style-name="P35">unit accuracy is now quite good, further improvements at this point <text:span text:style-name="T25">would be</text:span> more intensive nlp, asking for human input when confused, and making the unit list more robust.</text:p>
      <text:p text:style-name="P36"/>
      <text:p text:style-name="P36"/>
      <text:p text:style-name="P37">Refactored into OOP</text:p>
      <text:p text:style-name="P37"/>
      <text:p text:style-name="P39">refactor<text:span text:style-name="T27">ed</text:span> supporting evidence rules into functions o<text:span text:style-name="T22">n</text:span> a string to improve extensibility</text:p>
      <text:p text:style-name="P39"/>
      <text:p text:style-name="P40">Parallelize<text:span text:style-name="T27">d</text:span> at the level of docs, <text:span text:style-name="T27">added multiprocessing to improve performance (on my 4-core i5 machine, runtime improved from ~200 seconds to ~80 seconds)</text:span></text:p>
      <text:p text:style-name="P37"/>
      <text:p text:style-name="P37"/>
      <text:p text:style-name="P38"/>
      <text:p text:style-name="P27">_______________________________(end extractor edits)_______________________</text:p>
      <text:p text:style-name="P25"/>
      <text:p text:style-name="P32">Cesium has the British spelling “Caesium”</text:p>
      <text:p text:style-name="P32"/>
      <text:p text:style-name="P33">_______________________________________________________________</text:p>
      <text:p text:style-name="P33"/>
      <text:p text:style-name="P33">Week of July 10<text:span text:style-name="T7">th</text:span></text:p>
      <text:p text:style-name="P33"/>
      <text:p text:style-name="P33"><text:span text:style-name="T2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0:25:37.165897354</meta:creation-date>
    <dc:date>2017-07-10T14:05:13.154757183</dc:date>
    <meta:editing-duration>P8DT3H49M45S</meta:editing-duration>
    <meta:editing-cycles>26</meta:editing-cycles>
    <meta:generator>LibreOffice/4.2.8.2$Linux_X86_64 LibreOffice_project/420m0$Build-2</meta:generator>
    <meta:document-statistic meta:table-count="1" meta:image-count="0" meta:object-count="0" meta:page-count="3" meta:paragraph-count="48" meta:word-count="669" meta:character-count="4525" meta:non-whitespace-character-count="3889"/>
  </office:meta>
</office:document-meta>
</file>